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solid" draw:fill-color="#dee6ef" fo:min-height="1.48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677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standard">
      <style:graphic-properties draw:stroke="none" svg:stroke-color="#000000" draw:fill="solid" draw:fill-color="#dee6ef" fo:min-height="4.464cm"/>
    </style:style>
    <style:style style:name="P1" style:family="paragraph">
      <style:paragraph-properties fo:text-align="center"/>
      <style:text-properties style:text-position="0% 100%"/>
    </style:style>
    <style:style style:name="P2" style:family="paragraph">
      <loext:graphic-properties draw:fill="none" draw:fill-color="#ffffff"/>
    </style:style>
    <style:style style:name="P3" style:family="paragraph">
      <style:text-properties fo:font-weight="bold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style:text-properties style:font-name="Courier" fo:font-size="14pt"/>
    </style:style>
    <style:style style:name="P6" style:family="paragraph">
      <loext:graphic-properties draw:fill="solid" draw:fill-color="#dee6ef"/>
      <style:text-properties style:font-name="Courier"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2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style:text-properties fo:color="#cccccc" fo:font-size="12pt"/>
    </style:style>
    <style:style style:name="P11" style:family="paragraph">
      <loext:graphic-properties draw:fill="none" draw:fill-color="#ffffff"/>
      <style:text-properties fo:color="#cccccc" fo:font-size="12pt"/>
    </style:style>
    <style:style style:name="P12" style:family="paragraph">
      <style:text-properties style:use-window-font-color="true" fo:font-size="12pt"/>
    </style:style>
    <style:style style:name="P13" style:family="paragraph">
      <loext:graphic-properties draw:fill="none" draw:fill-color="#ffffff"/>
      <style:text-properties style:use-window-font-color="true" fo:font-size="12pt"/>
    </style:style>
    <style:style style:name="T1" style:family="text">
      <style:text-properties style:text-position="0% 100%"/>
    </style:style>
    <style:style style:name="T2" style:family="text">
      <style:text-properties style:text-position="33% 58%"/>
    </style:style>
    <style:style style:name="T3" style:family="text">
      <style:text-properties fo:color="#b2b2b2"/>
    </style:style>
    <style:style style:name="T4" style:family="text">
      <style:text-properties fo:color="#cccc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397cm" svg:x="3.887cm" svg:y="5.318cm">
          <text:p text:style-name="P1"><text:span text:style-name="T1">A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699cm" svg:height="1.524cm" svg:x="8.112cm" svg:y="5.699cm">
          <draw:text-box>
            <text:p>Sample added</text:p>
          </draw:text-box>
        </draw:frame>
        <draw:frame draw:style-name="gr2" draw:text-style-name="P4" draw:layer="layout" svg:width="4.699cm" svg:height="1.524cm" svg:x="7.985cm" svg:y="3.413cm">
          <draw:text-box>
            <text:p text:style-name="P3">Action</text:p>
          </draw:text-box>
        </draw:frame>
        <draw:frame draw:style-name="gr2" draw:text-style-name="P4" draw:layer="layout" svg:width="4.699cm" svg:height="1.524cm" svg:x="3.032cm" svg:y="3.413cm">
          <draw:text-box>
            <text:p text:style-name="P3">Ancestry</text:p>
          </draw:text-box>
        </draw:frame>
        <draw:frame draw:style-name="gr3" draw:text-style-name="P2" draw:layer="layout" svg:width="6.985cm" svg:height="3.095cm" svg:x="8.112cm" svg:y="7.938cm">
          <draw:text-box>
            <text:p>Change some props<text:line-break/></text:p>
            <text:p>Notice that both exist for a full audit trail</text:p>
          </draw:text-box>
        </draw:frame>
        <draw:custom-shape draw:style-name="gr1" draw:text-style-name="P1" draw:layer="layout" svg:width="1.397cm" svg:height="1.397cm" svg:x="2.397cm" svg:y="9.509cm">
          <text:p text:style-name="P1"><text:span text:style-name="T1">A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5.445cm" svg:y="9.509cm">
          <text:p text:style-name="P1"><text:span text:style-name="T1">A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4.699cm" svg:height="1.524cm" svg:x="7.986cm" svg:y="3.413cm">
          <draw:text-box>
            <text:p text:style-name="P3">Action</text:p>
          </draw:text-box>
        </draw:frame>
        <draw:frame draw:style-name="gr2" draw:text-style-name="P4" draw:layer="layout" svg:width="4.699cm" svg:height="1.524cm" svg:x="14.589cm" svg:y="3.413cm">
          <draw:text-box>
            <text:p text:style-name="P3">Sample code</text:p>
          </draw:text-box>
        </draw:frame>
        <draw:frame draw:style-name="gr4" draw:text-style-name="P6" draw:layer="layout" svg:width="5.588cm" svg:height="1.739cm" svg:x="14.716cm" svg:y="5.641cm">
          <draw:text-box>
            <text:p text:style-name="P5">a = Sample(“A”)</text:p>
          </draw:text-box>
        </draw:frame>
        <draw:line draw:style-name="gr5" draw:text-style-name="P7" draw:layer="layout" svg:x1="3.794cm" svg:y1="10.271cm" svg:x2="5.445cm" svg:y2="10.271cm">
          <text:p/>
        </draw:line>
        <draw:frame draw:style-name="gr4" draw:text-style-name="P6" draw:layer="layout" svg:width="7.112cm" svg:height="1.739cm" svg:x="14.716cm" svg:y="9.929cm">
          <draw:text-box>
            <text:p text:style-name="P5">a.volume = 100.0</text:p>
          </draw:text-box>
        </draw:frame>
        <draw:custom-shape draw:style-name="gr1" draw:text-style-name="P1" draw:layer="layout" svg:width="1.397cm" svg:height="1.397cm" svg:x="2.524cm" svg:y="14.462cm">
          <text:p text:style-name="P1"><text:span text:style-name="T1">A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5.572cm" svg:y="14.462cm">
          <text:p text:style-name="P1"><text:span text:style-name="T1">A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3.921cm" svg:y1="15.224cm" svg:x2="5.572cm" svg:y2="15.224cm">
          <text:p/>
        </draw:line>
        <draw:frame draw:style-name="gr3" draw:text-style-name="P2" draw:layer="layout" svg:width="6.985cm" svg:height="1.673cm" svg:x="10.906cm" svg:y="14.081cm">
          <draw:text-box>
            <text:p>Copy followed by property change</text:p>
          </draw:text-box>
        </draw:frame>
        <draw:custom-shape draw:style-name="gr1" draw:text-style-name="P1" draw:layer="layout" svg:width="1.397cm" svg:height="1.397cm" svg:x="5.445cm" svg:y="17.51cm">
          <text:p text:style-name="P1"><text:span text:style-name="T1">B</text:span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7" draw:layer="layout" svg:x1="6.207cm" svg:y1="15.859cm" svg:x2="6.207cm" svg:y2="17.51cm">
          <text:p/>
        </draw:line>
        <draw:custom-shape draw:style-name="gr1" draw:text-style-name="P1" draw:layer="layout" svg:width="1.397cm" svg:height="1.397cm" svg:x="8.62cm" svg:y="14.462cm">
          <text:p text:style-name="P1"><text:span text:style-name="T1">A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6.969cm" svg:y1="15.224cm" svg:x2="8.62cm" svg:y2="15.224cm">
          <text:p/>
        </draw:line>
        <draw:frame draw:style-name="gr6" draw:text-style-name="P9" draw:layer="layout" svg:width="2.794cm" svg:height="1.927cm" svg:x="2.27cm" svg:y="11.265cm">
          <draw:text-box>
            <text:p text:style-name="P8">name = “A” </text:p>
          </draw:text-box>
        </draw:frame>
        <draw:frame draw:style-name="gr7" draw:text-style-name="P9" draw:layer="layout" svg:width="3.81cm" svg:height="2.384cm" svg:x="8.366cm" svg:y="16.015cm">
          <draw:text-box>
            <text:p text:style-name="P8">name = “A”</text:p>
            <text:p text:style-name="P8">volume = 90.0</text:p>
          </draw:text-box>
        </draw:frame>
        <draw:frame draw:style-name="gr7" draw:text-style-name="P9" draw:layer="layout" svg:width="3.81cm" svg:height="2.384cm" svg:x="5.318cm" svg:y="19.288cm">
          <draw:text-box>
            <text:p text:style-name="P8">name = “B”</text:p>
            <text:p text:style-name="P8">volume = 10.0</text:p>
          </draw:text-box>
        </draw:frame>
        <draw:frame draw:style-name="gr7" draw:text-style-name="P9" draw:layer="layout" svg:width="6.477cm" svg:height="2.384cm" svg:x="3.794cm" svg:y="7.096cm">
          <draw:text-box>
            <text:p text:style-name="P8">name = “A”</text:p>
          </draw:text-box>
        </draw:frame>
        <draw:frame draw:style-name="gr6" draw:text-style-name="P9" draw:layer="layout" svg:width="3.556cm" svg:height="1.927cm" svg:x="5.572cm" svg:y="11.265cm">
          <draw:text-box>
            <text:p text:style-name="P8">name = “A”</text:p>
            <text:p text:style-name="P8">volume = 100.0 </text:p>
          </draw:text-box>
        </draw:frame>
        <draw:frame draw:style-name="gr8" draw:text-style-name="P6" draw:layer="layout" svg:width="8.636cm" svg:height="7.194cm" svg:x="12.364cm" svg:y="16.367cm">
          <draw:text-box>
            <text:p text:style-name="P5">b = a.copy(name=“B”)</text:p>
            <text:p text:style-name="P5">a.volume -= 10.0</text:p>
            <text:p text:style-name="P5">b.volume = 10.0</text:p>
            <text:p text:style-name="P5"><text:line-break/># or, equivalently</text:p>
            <text:p text:style-name="P5"/>
            <text:p text:style-name="P5">b = a.move(name=”B”, volume=10.0)</text:p>
            <text:p text:style-name="P5"/>
            <text:p text:style-name="P5"># Note that the sample could have the same name:</text:p>
            <text:p text:style-name="P5"/>
            <text:p text:style-name="P5"><text:s/></text:p>
            <text:p text:style-name="P5">b</text:p>
          </draw:text-box>
        </draw:frame>
      </draw:page>
      <draw:page draw:name="page2" draw:style-name="dp1" draw:master-page-name="Default">
        <draw:custom-shape draw:style-name="gr1" draw:text-style-name="P1" draw:layer="layout" svg:width="1.397cm" svg:height="1.397cm" svg:x="4.81cm" svg:y="2.397cm">
          <text:p text:style-name="P1"><text:span text:style-name="T1">A</text:span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397cm" svg:height="1.397cm" svg:x="4.81cm" svg:y="5.318cm">
          <text:p text:style-name="P1"><text:span text:style-name="T1">A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2.794cm" svg:height="1.927cm" svg:x="6.969cm" svg:y="2.629cm">
          <draw:text-box>
            <text:p text:style-name="P8">name = “A” </text:p>
          </draw:text-box>
        </draw:frame>
        <draw:line draw:style-name="gr5" draw:text-style-name="P7" draw:layer="layout" svg:x1="5.572cm" svg:y1="3.794cm" svg:x2="5.572cm" svg:y2="5.318cm">
          <text:p/>
        </draw:line>
        <draw:frame draw:style-name="gr6" draw:text-style-name="P9" draw:layer="layout" svg:width="4.191cm" svg:height="1.927cm" svg:x="6.969cm" svg:y="5.318cm">
          <draw:text-box>
            <text:p text:style-name="P8">name = “A”</text:p>
            <text:p text:style-name="P8">volume = 100.0 </text:p>
          </draw:text-box>
        </draw:frame>
      </draw:page>
      <draw:page draw:name="page3" draw:style-name="dp1" draw:master-page-name="Default">
        <draw:custom-shape draw:style-name="gr1" draw:text-style-name="P1" draw:layer="layout" svg:width="1.397cm" svg:height="1.397cm" svg:x="5.445cm" svg:y="4.915cm">
          <text:p text:style-name="P1"><text:span text:style-name="T1">A</text:span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397cm" svg:height="1.397cm" svg:x="5.445cm" svg:y="7.836cm">
          <text:p text:style-name="P1"><text:span text:style-name="T1">A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6.207cm" svg:y1="6.312cm" svg:x2="6.207cm" svg:y2="7.836cm">
          <text:p/>
        </draw:line>
        <draw:custom-shape draw:style-name="gr1" draw:text-style-name="P1" draw:layer="layout" svg:width="1.397cm" svg:height="1.397cm" svg:x="2.651cm" svg:y="10.779cm">
          <text:p text:style-name="P1"><text:span text:style-name="T1">A</text:span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397cm" svg:height="1.397cm" svg:x="8.493cm" svg:y="10.779cm">
          <text:p text:style-name="P1"><text:span text:style-name="T1">B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6.207cm" svg:y1="9.255cm" svg:x2="9.255cm" svg:y2="10.779cm">
          <text:p/>
        </draw:line>
        <draw:line draw:style-name="gr5" draw:text-style-name="P7" draw:layer="layout" svg:x1="6.207cm" svg:y1="9.233cm" svg:x2="3.413cm" svg:y2="10.779cm">
          <text:p/>
        </draw:line>
        <draw:frame draw:style-name="gr6" draw:text-style-name="P9" draw:layer="layout" svg:width="4.191cm" svg:height="1.927cm" svg:x="6.969cm" svg:y="5.02cm">
          <draw:text-box>
            <text:p text:style-name="P8"><text:span text:style-name="T3">name = “A”</text:span></text:p>
            <text:p text:style-name="P8"/>
          </draw:text-box>
        </draw:frame>
        <draw:frame draw:style-name="gr6" draw:text-style-name="P11" draw:layer="layout" svg:width="4.191cm" svg:height="1.927cm" svg:x="6.969cm" svg:y="7.836cm">
          <draw:text-box>
            <text:p text:style-name="P10"><text:span text:style-name="T4">name = “A”</text:span></text:p>
            <text:p text:style-name="P10"><text:span text:style-name="T4">volume = 100.0 </text:span></text:p>
          </draw:text-box>
        </draw:frame>
        <draw:frame draw:style-name="gr6" draw:text-style-name="P13" draw:layer="layout" svg:width="4.191cm" svg:height="1.927cm" svg:x="4.175cm" svg:y="10.906cm">
          <draw:text-box>
            <text:p text:style-name="P12">name = “A”</text:p>
            <text:p text:style-name="P12">volume = 90.0 </text:p>
          </draw:text-box>
        </draw:frame>
        <draw:frame draw:style-name="gr6" draw:text-style-name="P13" draw:layer="layout" svg:width="4.191cm" svg:height="1.927cm" svg:x="10.017cm" svg:y="10.779cm">
          <draw:text-box>
            <text:p text:style-name="P12">name = “B”</text:p>
            <text:p text:style-name="P12">volume = 10.0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7T16:18:34.287635499</meta:creation-date>
    <dc:date>2019-05-17T22:30:36.295758831</dc:date>
    <meta:editing-duration>PT21M42S</meta:editing-duration>
    <meta:editing-cycles>3</meta:editing-cycles>
    <meta:generator>LibreOffice/6.1.6.3$MacOSX_X86_64 LibreOffice_project/5896ab1714085361c45cf540f76f60673dd96a72</meta:generator>
    <meta:document-statistic meta:object-count="42"/>
  </office:meta>
</office:document-meta>
</file>